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9999ff" draw:textarea-vertical-align="middle"/>
    </style:style>
    <style:style style:name="gr3" style:family="graphic" style:parent-style-name="standard">
      <style:graphic-properties svg:stroke-color="#0000cc" draw:fill-color="#0000c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color="#cc0000" draw:marker-end="Symmetric_20_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009900"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color="#cc0000"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9900" draw:fill-color="#0099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Ultrafine_20_2_20_Dots_20_3_20_Dashes" svg:stroke-color="#009900" draw:marker-end="Symmetric_20_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Ultrafine_20_Dashed" svg:stroke-color="#009900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svg:stroke-color="#009900" draw:fill="none" draw:textarea-vertical-align="middle"/>
    </style:style>
    <style:style style:name="gr12" style:family="graphic" style:parent-style-name="objectwithoutfill">
      <style:graphic-properties draw:stroke="solid" draw:stroke-dash="Ultrafine_20_2_20_Dots_20_3_20_Dashes" svg:stroke-color="#cc0000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color="#009900" draw:fill="none" draw:textarea-vertical-align="middle"/>
    </style:style>
    <style:style style:name="gr14" style:family="graphic" style:parent-style-name="objectwithoutfill">
      <style:graphic-properties draw:stroke="dash" draw:stroke-dash="Ultrafine_20_2_20_Dots_20_3_20_Dashes" svg:stroke-color="#cc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6" style:family="paragraph">
      <style:text-properties fo:font-family="'Times New Roman'" style:font-style-name="Italic" style:font-family-generic="roman" style:font-pitch="variable" fo:font-size="14pt" fo:font-weight="bold"/>
    </style:style>
    <style:style style:name="T1" style:family="text">
      <style:text-properties fo:font-family="'Times New Roman'" style:font-style-name="Italic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61cm" svg:height="4.064cm" svg:x="7.477cm" svg:y="3.54cm">
          <text:p/>
        </draw:rect>
        <draw:rect draw:style-name="gr2" draw:text-style-name="P3" xml:id="id1" draw:id="id1" draw:layer="layout" svg:width="4.445cm" svg:height="0.762cm" svg:x="7.985cm" svg:y="3.921cm">
          <text:p text:style-name="P2"><text:span text:style-name="T1">Event Storage</text:span></text:p>
        </draw:rect>
        <draw:rect draw:style-name="gr2" draw:text-style-name="P3" xml:id="id4" draw:id="id4" draw:layer="layout" svg:width="4.445cm" svg:height="0.762cm" svg:x="7.986cm" svg:y="6.486cm">
          <text:p text:style-name="P2"><text:span text:style-name="T1">Inferenced UM</text:span></text:p>
        </draw:rect>
        <draw:custom-shape draw:style-name="gr3" draw:text-style-name="P1" xml:id="id2" draw:id="id2" draw:layer="layout" svg:width="0.381cm" svg:height="0.381cm" svg:x="7.985cm" svg:y="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207cm" svg:y1="4.683cm" svg:x2="8.311cm" svg:y2="5.419cm" draw:start-shape="id1" draw:start-glue-point="2" draw:end-shape="id2" draw:end-glue-point="11" svg:d="M10207 4683l-1896 736">
          <text:p/>
        </draw:connector>
        <draw:custom-shape draw:style-name="gr3" draw:text-style-name="P1" xml:id="id3" draw:id="id3" draw:layer="layout" svg:width="0.381cm" svg:height="0.381cm" svg:x="11.885cm" svg:y="5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208cm" svg:y1="4.71cm" svg:x2="11.94cm" svg:y2="5.419cm" draw:end-shape="id3" draw:end-glue-point="5" svg:d="M10208 4710l1732 709">
          <text:p/>
        </draw:connector>
        <draw:connector draw:style-name="gr5" draw:text-style-name="P1" draw:layer="layout" draw:type="line" svg:x1="8.311cm" svg:y1="5.69cm" svg:x2="10.208cm" svg:y2="6.486cm" draw:start-shape="id2" draw:start-glue-point="9" draw:end-shape="id4" draw:end-glue-point="0" svg:d="M8311 5690l1897 796">
          <text:p/>
        </draw:connector>
        <draw:connector draw:style-name="gr5" draw:text-style-name="P1" draw:layer="layout" draw:type="line" svg:x1="11.94cm" svg:y1="5.69cm" svg:x2="10.208cm" svg:y2="6.486cm" draw:start-shape="id3" draw:start-glue-point="7" draw:end-shape="id4" draw:end-glue-point="0" svg:d="M11940 5690l-1732 796">
          <text:p/>
        </draw:connector>
        <draw:line draw:style-name="gr6" draw:text-style-name="P1" draw:layer="layout" svg:x1="8.493cm" svg:y1="6.461cm" svg:x2="8.239cm" svg:y2="5.699cm">
          <text:p/>
        </draw:line>
        <draw:frame draw:style-name="gr7" draw:text-style-name="P4" draw:layer="layout" svg:width="3.355cm" svg:height="0.734cm" svg:x="8.517cm" svg:y="5.272cm">
          <draw:text-box>
            <text:p><text:span text:style-name="T2">Inference Agents</text:span></text:p>
          </draw:text-box>
        </draw:frame>
        <draw:custom-shape draw:style-name="gr8" draw:text-style-name="P1" xml:id="id8" draw:id="id8" draw:layer="layout" svg:width="1.27cm" svg:height="0.762cm" svg:x="5.145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381cm" svg:height="0.381cm" svg:x="5.585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7.985cm" svg:y1="4.302cm" svg:x2="5.776cm" svg:y2="4.864cm" draw:start-shape="id1" draw:start-glue-point="3" draw:end-shape="id5" draw:end-glue-point="4" svg:d="M7985 4302c-1473 0-2209 187-2209 562">
          <text:p/>
        </draw:connector>
        <draw:connector draw:style-name="gr6" draw:text-style-name="P1" draw:layer="layout" draw:type="curve" svg:x1="7.986cm" svg:y1="6.867cm" svg:x2="6.229cm" svg:y2="6.518cm" draw:start-shape="id4" draw:start-glue-point="3" draw:end-shape="id6" draw:end-glue-point="9" svg:d="M7986 6867c-1177 0-981 131-1126 273s-631 296-631-622">
          <text:p/>
        </draw:connector>
        <draw:custom-shape draw:style-name="gr8" draw:text-style-name="P1" xml:id="id7" draw:id="id7" draw:layer="layout" svg:width="1.27cm" svg:height="0.762cm" svg:x="5.145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27cm" svg:height="0.762cm" svg:x="5.145cm" svg:y="5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1.27cm" svg:height="0.762cm" svg:x="5.145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415cm" svg:y1="3.748cm" svg:x2="7.985cm" svg:y2="4.302cm" draw:start-shape="id7" draw:start-glue-point="10" draw:end-shape="id1" draw:end-glue-point="3" svg:d="M6415 3748c1177 0 393 554 1570 554">
          <text:p/>
        </draw:connector>
        <draw:connector draw:style-name="gr9" draw:text-style-name="P1" draw:layer="layout" draw:type="curve" svg:x1="6.415cm" svg:y1="5.048cm" svg:x2="7.985cm" svg:y2="4.371cm" draw:start-shape="id8" draw:start-glue-point="10" svg:d="M6415 5048c1554 0 769-677 1570-677">
          <text:p/>
        </draw:connector>
        <draw:connector draw:style-name="gr9" draw:text-style-name="P1" draw:layer="layout" draw:type="curve" svg:x1="6.415cm" svg:y1="6.248cm" svg:x2="7.985cm" svg:y2="4.304cm" draw:start-shape="id6" draw:start-glue-point="10" svg:d="M6415 6248c1554 0 769-1944 1570-1944">
          <text:p/>
        </draw:connector>
        <draw:connector draw:style-name="gr6" draw:text-style-name="P1" draw:layer="layout" draw:type="curve" svg:x1="7.986cm" svg:y1="6.867cm" svg:x2="6.415cm" svg:y2="5.048cm" draw:start-shape="id4" draw:end-shape="id8" draw:end-glue-point="10" svg:d="M7986 6867c-1177 0-392-1819-1571-1819">
          <text:p/>
        </draw:connector>
        <draw:connector draw:style-name="gr6" draw:text-style-name="P1" draw:layer="layout" draw:type="curve" svg:x1="7.939cm" svg:y1="6.868cm" svg:x2="6.415cm" svg:y2="7.448cm" draw:end-shape="id9" draw:end-glue-point="10" svg:d="M7939 6868c-766 0-5 580-1524 580">
          <text:p/>
        </draw:connector>
        <draw:custom-shape draw:style-name="gr3" draw:text-style-name="P1" xml:id="id10" draw:id="id10" draw:layer="layout" svg:width="0.889cm" svg:height="0.889cm" svg:x="13.9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89cm" svg:height="0.889cm" svg:x="13.985cm" svg:y="6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43cm" svg:y1="4.302cm" svg:x2="14.429cm" svg:y2="4.064cm" draw:start-shape="id1" draw:start-glue-point="1" draw:end-shape="id10" draw:end-glue-point="4" svg:d="M12430 4302c1165 0 970-370 1179-618s820-373 820 380">
          <text:p/>
        </draw:connector>
        <draw:connector draw:style-name="gr4" draw:text-style-name="P1" draw:layer="layout" draw:type="curve" svg:x1="12.493cm" svg:y1="4.297cm" svg:x2="14.429cm" svg:y2="6.364cm" draw:end-shape="id11" draw:end-glue-point="4" svg:d="M12493 4297c0 1174 1936 141 1936 2067">
          <text:p/>
        </draw:connector>
        <draw:connector draw:style-name="gr10" draw:text-style-name="P1" draw:layer="layout" draw:type="curve" svg:x1="14.429cm" svg:y1="4.953cm" svg:x2="12.431cm" svg:y2="6.867cm" draw:start-shape="id10" draw:start-glue-point="8" draw:end-shape="id4" draw:end-glue-point="1" svg:d="M14429 4953c0 1276-666 1914-1998 1914">
          <text:p/>
        </draw:connector>
        <draw:connector draw:style-name="gr10" draw:text-style-name="P1" draw:layer="layout" draw:type="curve" svg:x1="14.429cm" svg:y1="7.253cm" svg:x2="12.432cm" svg:y2="6.923cm" draw:start-shape="id11" draw:start-glue-point="8" svg:d="M14429 7253c0 750-1997 915-1997-330">
          <text:p/>
        </draw:connector>
        <draw:line draw:style-name="gr11" draw:text-style-name="P1" draw:layer="layout" svg:x1="5.237cm" svg:y1="8.536cm" svg:x2="6.888cm" svg:y2="8.536cm">
          <text:p/>
        </draw:line>
        <draw:frame draw:style-name="gr7" draw:text-style-name="P4" draw:layer="layout" svg:width="2.767cm" svg:height="0.734cm" svg:x="6.826cm" svg:y="8.217cm">
          <draw:text-box>
            <text:p><text:span text:style-name="T2">Event reports</text:span></text:p>
          </draw:text-box>
        </draw:frame>
        <draw:line draw:style-name="gr12" draw:text-style-name="P1" draw:layer="layout" svg:x1="5.237cm" svg:y1="9.236cm" svg:x2="6.888cm" svg:y2="9.236cm">
          <text:p/>
        </draw:line>
        <draw:frame draw:style-name="gr7" draw:text-style-name="P4" draw:layer="layout" svg:width="2.674cm" svg:height="0.734cm" svg:x="6.826cm" svg:y="8.917cm">
          <draw:text-box>
            <text:p><text:span text:style-name="T2">UM requests</text:span></text:p>
          </draw:text-box>
        </draw:frame>
        <draw:line draw:style-name="gr13" draw:text-style-name="P1" draw:layer="layout" svg:x1="10.637cm" svg:y1="8.536cm" svg:x2="12.288cm" svg:y2="8.536cm">
          <text:p/>
        </draw:line>
        <draw:frame draw:style-name="gr7" draw:text-style-name="P4" draw:layer="layout" svg:width="2.581cm" svg:height="0.734cm" svg:x="12.226cm" svg:y="8.217cm">
          <draw:text-box>
            <text:p><text:span text:style-name="T2">UM updates</text:span></text:p>
          </draw:text-box>
        </draw:frame>
        <draw:line draw:style-name="gr14" draw:text-style-name="P1" draw:layer="layout" svg:x1="10.637cm" svg:y1="9.236cm" svg:x2="12.288cm" svg:y2="9.236cm">
          <text:p/>
        </draw:line>
        <draw:frame draw:style-name="gr7" draw:text-style-name="P4" draw:layer="layout" svg:width="2.979cm" svg:height="0.734cm" svg:x="12.226cm" svg:y="8.917cm">
          <draw:text-box>
            <text:p><text:span text:style-name="T2">Event requests</text:span></text:p>
          </draw:text-box>
        </draw:frame>
        <draw:frame draw:style-name="gr7" draw:text-style-name="P5" draw:layer="layout" svg:width="2.839cm" svg:height="0.772cm" svg:x="4.426cm" svg:y="2.197cm">
          <draw:text-box>
            <text:p><text:span text:style-name="T3">Applications</text:span></text:p>
          </draw:text-box>
        </draw:frame>
        <draw:frame draw:style-name="gr7" draw:text-style-name="P5" draw:layer="layout" svg:width="3.618cm" svg:height="1.293cm" svg:x="12.827cm" svg:y="1.997cm">
          <draw:text-box>
            <text:p text:style-name="P1"><text:span text:style-name="T3">External</text:span></text:p>
            <text:p text:style-name="P1"><text:span text:style-name="T3">Inference Agents</text:span></text:p>
          </draw:text-box>
        </draw:frame>
        <draw:frame draw:style-name="gr7" draw:text-style-name="P6" draw:layer="layout" svg:width="3.326cm" svg:height="0.802cm" svg:x="8.644cm" svg:y="2.597cm">
          <draw:text-box>
            <text:p text:style-name="P6">CUMUL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13T10:57:29.57</meta:creation-date>
    <dc:date>2015-05-13T16:02:15.15</dc:date>
    <dc:creator>Loc Nguyen</dc:creator>
    <meta:editing-duration>PT51M51S</meta:editing-duration>
    <meta:editing-cycles>58</meta:editing-cycles>
    <meta:generator>OpenOffice/4.1.0$Win32 OpenOffice.org_project/410m18$Build-9764</meta:generator>
    <meta:document-statistic meta:object-count="40"/>
  </office:meta>
</office:document-meta>
</file>